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s6233</text:p>
          </table:table-cell>
          <table:table-cell table:number-columns-repeated="5"/>
        </table:table-row>
        <table:table-row table:style-name="ro2">
          <table:table-cell office:value-type="string">
            <text:p>Week &amp;</text:p>
          </table:table-cell>
          <table:table-cell office:value-type="string">
            <text:p>Date &amp; </text:p>
          </table:table-cell>
          <table:table-cell office:value-type="string">
            <text:p>Topic &amp; </text:p>
          </table:table-cell>
          <table:table-cell office:value-type="string">
            <text:p>RoR &amp; </text:p>
          </table:table-cell>
          <table:table-cell office:value-type="string">
            <text:p>Paper &amp; </text:p>
          </table:table-cell>
          <table:table-cell office:value-type="string">
            <text:p>seminar </text:p>
          </table:table-cell>
        </table:table-row>
        <table:table-row table:style-name="ro1">
          <table:table-cell office:value-type="string">
            <text:p>1 &amp;</text:p>
          </table:table-cell>
          <table:table-cell table:style-name="ce1" office:value-type="date" office:date-value="2009-07-06">
            <text:p>07/06/09</text:p>
          </table:table-cell>
          <table:table-cell office:value-type="string">
            <text:p>Introduction &amp;</text:p>
          </table:table-cell>
          <table:table-cell table:number-columns-repeated="2" office:value-type="string">
            <text:p>&amp;</text:p>
          </table:table-cell>
          <table:table-cell/>
        </table:table-row>
        <table:table-row table:style-name="ro2">
          <table:table-cell office:value-type="string">
            <text:p>2 &amp;</text:p>
          </table:table-cell>
          <table:table-cell table:formula="of:=[.B3]+7" office:value-type="date" office:date-value="2009-07-13">
            <text:p>07/13/09</text:p>
          </table:table-cell>
          <table:table-cell office:value-type="string">
            <text:p>RoR, GIT, LaTeX &amp;</text:p>
          </table:table-cell>
          <table:table-cell table:number-columns-repeated="2" office:value-type="string">
            <text:p>&amp;</text:p>
          </table:table-cell>
          <table:table-cell/>
        </table:table-row>
        <table:table-row table:style-name="ro2">
          <table:table-cell office:value-type="string">
            <text:p>3 &amp;</text:p>
          </table:table-cell>
          <table:table-cell table:formula="of:=[.B4]+7" office:value-type="date" office:date-value="2009-07-20">
            <text:p>07/20/09</text:p>
          </table:table-cell>
          <table:table-cell office:value-type="string">
            <text:p>RoR &amp;</text:p>
          </table:table-cell>
          <table:table-cell table:number-columns-repeated="2" office:value-type="string">
            <text:p>&amp;</text:p>
          </table:table-cell>
          <table:table-cell/>
        </table:table-row>
        <table:table-row table:style-name="ro2">
          <table:table-cell office:value-type="string">
            <text:p>4 &amp;</text:p>
          </table:table-cell>
          <table:table-cell table:formula="of:=[.B5]+7" office:value-type="date" office:date-value="2009-07-27">
            <text:p>07/27/09</text:p>
          </table:table-cell>
          <table:table-cell office:value-type="string">
            <text:p>RoR &amp;</text:p>
          </table:table-cell>
          <table:table-cell table:number-columns-repeated="2" office:value-type="string">
            <text:p>&amp;</text:p>
          </table:table-cell>
          <table:table-cell/>
        </table:table-row>
        <table:table-row table:style-name="ro1">
          <table:table-cell office:value-type="string">
            <text:p>5 &amp;</text:p>
          </table:table-cell>
          <table:table-cell table:formula="of:=[.B6]+7" office:value-type="date" office:date-value="2009-08-03">
            <text:p>08/03/09</text:p>
          </table:table-cell>
          <table:table-cell office:value-type="string">
            <text:p>Ruby &amp;</text:p>
          </table:table-cell>
          <table:table-cell table:number-columns-repeated="2" office:value-type="string">
            <text:p>&amp;</text:p>
          </table:table-cell>
          <table:table-cell/>
        </table:table-row>
        <table:table-row table:style-name="ro1">
          <table:table-cell office:value-type="string">
            <text:p>6 &amp;</text:p>
          </table:table-cell>
          <table:table-cell table:formula="of:=[.B7]+7" office:value-type="date" office:date-value="2009-08-10">
            <text:p>08/10/09</text:p>
          </table:table-cell>
          <table:table-cell office:value-type="string">
            <text:p>Ruby &amp;</text:p>
          </table:table-cell>
          <table:table-cell office:value-type="string">
            <text:p>Topic/group <text:s/>&amp;</text:p>
          </table:table-cell>
          <table:table-cell office:value-type="string">
            <text:p>Topic &amp;</text:p>
          </table:table-cell>
          <table:table-cell office:value-type="string">
            <text:p>Seminar(2)</text:p>
          </table:table-cell>
        </table:table-row>
        <table:table-row table:style-name="ro1">
          <table:table-cell office:value-type="string">
            <text:p>7 &amp;</text:p>
          </table:table-cell>
          <table:table-cell table:formula="of:=[.B8]+7" office:value-type="date" office:date-value="2009-08-17">
            <text:p>08/17/09</text:p>
          </table:table-cell>
          <table:table-cell office:value-type="string">
            <text:p>SQL/Server &amp;</text:p>
          </table:table-cell>
          <table:table-cell table:number-columns-repeated="2" office:value-type="string">
            <text:p>&amp;</text:p>
          </table:table-cell>
          <table:table-cell office:value-type="string">
            <text:p>Seminar(2)</text:p>
          </table:table-cell>
        </table:table-row>
        <table:table-row table:style-name="ro1">
          <table:table-cell office:value-type="string">
            <text:p>8 &amp;</text:p>
          </table:table-cell>
          <table:table-cell table:formula="of:=[.B9]+7" office:value-type="date" office:date-value="2009-08-24">
            <text:p>08/24/09</text:p>
          </table:table-cell>
          <table:table-cell office:value-type="string">
            <text:p>XML &amp;</text:p>
          </table:table-cell>
          <table:table-cell office:value-type="string">
            <text:p>&amp;</text:p>
          </table:table-cell>
          <table:table-cell office:value-type="string">
            <text:p>v1&amp;</text:p>
          </table:table-cell>
          <table:table-cell office:value-type="string">
            <text:p>Seminar(2)</text:p>
          </table:table-cell>
        </table:table-row>
        <table:table-row table:style-name="ro1">
          <table:table-cell office:value-type="string">
            <text:p>8 &amp;</text:p>
          </table:table-cell>
          <table:table-cell table:formula="of:=[.B10]+7" office:value-type="date" office:date-value="2009-08-31">
            <text:p>08/31/09</text:p>
          </table:table-cell>
          <table:table-cell office:value-type="string">
            <text:p>P2p &amp;</text:p>
          </table:table-cell>
          <table:table-cell office:value-type="string">
            <text:p>V1 &amp;</text:p>
          </table:table-cell>
          <table:table-cell office:value-type="string">
            <text:p>&amp;</text:p>
          </table:table-cell>
          <table:table-cell office:value-type="string">
            <text:p>Seminar(2)</text:p>
          </table:table-cell>
        </table:table-row>
        <table:table-row table:style-name="ro1">
          <table:table-cell office:value-type="string">
            <text:p>10 &amp;</text:p>
          </table:table-cell>
          <table:table-cell table:formula="of:=[.B11]+7" office:value-type="date" office:date-value="2009-09-07">
            <text:p>09/07/09</text:p>
          </table:table-cell>
          <table:table-cell office:value-type="string">
            <text:p>Web Services &amp;</text:p>
          </table:table-cell>
          <table:table-cell table:number-columns-repeated="2" office:value-type="string">
            <text:p>&amp;</text:p>
          </table:table-cell>
          <table:table-cell office:value-type="string">
            <text:p>Seminar(2)</text:p>
          </table:table-cell>
        </table:table-row>
        <table:table-row table:style-name="ro1">
          <table:table-cell office:value-type="string">
            <text:p>11 &amp;</text:p>
          </table:table-cell>
          <table:table-cell table:formula="of:=[.B12]+7" office:value-type="date" office:date-value="2009-09-14">
            <text:p>09/14/09</text:p>
          </table:table-cell>
          <table:table-cell office:value-type="string">
            <text:p>AJAX &amp;</text:p>
          </table:table-cell>
          <table:table-cell table:number-columns-repeated="2" office:value-type="string">
            <text:p>v2&amp;</text:p>
          </table:table-cell>
          <table:table-cell office:value-type="string">
            <text:p>Seminar(2)</text:p>
          </table:table-cell>
        </table:table-row>
        <table:table-row table:style-name="ro1">
          <table:table-cell/>
          <table:table-cell table:formula="of:=[.B13]+7" office:value-type="date" office:date-value="2009-09-21">
            <text:p>09/21/09</text:p>
          </table:table-cell>
          <table:table-cell office:value-type="string">
            <text:p>mid term break</text:p>
          </table:table-cell>
          <table:table-cell table:number-columns-repeated="2" office:value-type="string">
            <text:p>&amp;</text:p>
          </table:table-cell>
          <table:table-cell/>
        </table:table-row>
        <table:table-row table:style-name="ro2">
          <table:table-cell office:value-type="string">
            <text:p>12 &amp;</text:p>
          </table:table-cell>
          <table:table-cell table:formula="of:=[.B14]+7" office:value-type="date" office:date-value="2009-09-28">
            <text:p>09/28/09</text:p>
          </table:table-cell>
          <table:table-cell office:value-type="string">
            <text:p>SOA/SaaS &amp;</text:p>
          </table:table-cell>
          <table:table-cell table:number-columns-repeated="2" office:value-type="string">
            <text:p>&amp;</text:p>
          </table:table-cell>
          <table:table-cell office:value-type="string">
            <text:p>Seminar(2)</text:p>
          </table:table-cell>
        </table:table-row>
        <table:table-row table:style-name="ro1">
          <table:table-cell office:value-type="string">
            <text:p>13 &amp;</text:p>
          </table:table-cell>
          <table:table-cell table:formula="of:=[.B15]+7" office:value-type="date" office:date-value="2009-10-05">
            <text:p>10/05/09</text:p>
          </table:table-cell>
          <table:table-cell office:value-type="string">
            <text:p>Advance Topic/Presentation &amp;</text:p>
          </table:table-cell>
          <table:table-cell table:number-columns-repeated="2" office:value-type="string">
            <text:p>v3&amp;</text:p>
          </table:table-cell>
          <table:table-cell office:value-type="string">
            <text:p>Seminar(2)</text:p>
          </table:table-cell>
        </table:table-row>
        <table:table-row table:style-name="ro1">
          <table:table-cell office:value-type="string">
            <text:p>14 &amp;</text:p>
          </table:table-cell>
          <table:table-cell table:formula="of:=[.B16]+7" office:value-type="date" office:date-value="2009-10-12">
            <text:p>10/12/09</text:p>
          </table:table-cell>
          <table:table-cell office:value-type="string">
            <text:p>Advance Topic/Presentation &amp;</text:p>
          </table:table-cell>
          <table:table-cell table:number-columns-repeated="2" office:value-type="string">
            <text:p>&amp;</text:p>
          </table:table-cell>
          <table:table-cell office:value-type="string">
            <text:p>Seminar(2)</text:p>
          </table:table-cell>
        </table:table-row>
        <table:table-row table:style-name="ro1">
          <table:table-cell/>
          <table:table-cell table:formula="of:=[.B17]+7" office:value-type="date" office:date-value="2009-10-19">
            <text:p>10/19/09</text:p>
          </table:table-cell>
          <table:table-cell office:value-type="string">
            <text:p>revision week</text:p>
          </table:table-cell>
          <table:table-cell table:number-columns-repeated="2" office:value-type="string">
            <text:p>&amp;</text:p>
          </table:table-cell>
          <table:table-cell/>
        </table:table-row>
        <table:table-row table:style-name="ro1">
          <table:table-cell/>
          <table:table-cell table:formula="of:=[.B18]+7" office:value-type="date" office:date-value="2009-10-26">
            <text:p>10/26/09</text:p>
          </table:table-cell>
          <table:table-cell office:value-type="string">
            <text:p>exam week</text:p>
          </table:table-cell>
          <table:table-cell table:number-columns-repeated="2" office:value-type="string">
            <text:p>&amp;</text:p>
          </table:table-cell>
          <table:table-cell/>
        </table:table-row>
        <table:table-row table:style-name="ro1">
          <table:table-cell/>
          <table:table-cell table:formula="of:=[.B19]+7" office:value-type="date" office:date-value="2009-11-02">
            <text:p>11/02/09</text:p>
          </table:table-cell>
          <table:table-cell office:value-type="string">
            <text:p>exam week</text:p>
          </table:table-cell>
          <table:table-cell table:number-columns-repeated="2" office:value-type="string">
            <text:p>&amp;</text:p>
          </table:table-cell>
          <table:table-cell/>
        </table:table-row>
        <table:table-row table:style-name="ro1">
          <table:table-cell/>
          <table:table-cell table:formula="of:=[.B20]+7" office:value-type="date" office:date-value="2009-11-09">
            <text:p>11/09/09</text:p>
          </table:table-cell>
          <table:table-cell office:value-type="string">
            <text:p>exam week</text:p>
          </table:table-cell>
          <table:table-cell table:number-columns-repeated="2" office:value-type="string">
            <text:p>&amp;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6">08/06/2009</text:date>, <text:time>14:1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ohd zamri murah murah</meta:initial-creator>
    <meta:creation-date>2009-08-06T13:03:32.63</meta:creation-date>
    <dc:date>2009-08-06T14:15:12.31</dc:date>
    <dc:creator>mohd zamri murah murah</dc:creator>
    <meta:editing-duration>PT00H39M46S</meta:editing-duration>
    <meta:editing-cycles>3</meta:editing-cycles>
    <meta:generator>OpenOffice.org/3.1$Win32 OpenOffice.org_project/310m11$Build-9399</meta:generator>
    <meta:document-statistic meta:table-count="3" meta:cell-count="106" meta:object-count="0"/>
  </office:meta>
</office:document-meta>
</file>